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/>
      <style:text-properties officeooo:paragraph-rsid="0014d736"/>
    </style:style>
    <style:style style:name="P2" style:family="paragraph" style:parent-style-name="List_20_Contents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/>
      <style:text-properties fo:font-weight="bold" officeooo:paragraph-rsid="0014d736" style:font-weight-asian="bold" style:font-weight-complex="bold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8000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bbcaf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c1b94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c9211e" officeooo:paragraph-rsid="001de09c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paragraph-rsid="001de09c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de09c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f4ec9"/>
    </style:style>
    <style:style style:name="T1" style:family="text">
      <style:text-properties fo:color="#c0c0c0"/>
    </style:style>
    <style:style style:name="T2" style:family="text">
      <style:text-properties fo:color="#c0c0c0" fo:background-color="#f6f9d4" loext:char-shading-value="0"/>
    </style:style>
    <style:style style:name="T3" style:family="text">
      <style:text-properties fo:color="#008000"/>
    </style:style>
    <style:style style:name="T4" style:family="text">
      <style:text-properties fo:color="#008000" fo:background-color="#f6f9d4" loext:char-shading-value="0"/>
    </style:style>
    <style:style style:name="T5" style:family="text">
      <style:text-properties fo:color="#000080"/>
    </style:style>
    <style:style style:name="T6" style:family="text">
      <style:text-properties fo:color="#c09050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5dc91"/>
    </style:style>
    <style:style style:name="T10" style:family="text">
      <style:text-properties fo:color="#c9211e"/>
    </style:style>
    <style:style style:name="T11" style:family="text">
      <style:text-properties fo:color="#c9211e" officeooo:rsid="001c1b94"/>
    </style:style>
    <style:style style:name="T12" style:family="text">
      <style:text-properties officeooo:rsid="001f4ec9"/>
    </style:style>
    <style:style style:name="T13" style:family="text">
      <style:text-properties fo:color="#000000"/>
    </style:style>
    <style:style style:name="T14" style:family="text">
      <style:text-properties fo:color="#000000" officeooo:rsid="001f4ec9"/>
    </style:style>
    <style:style style:name="T15" style:family="text">
      <style:text-properties fo:color="#000000" style:font-name="Liberation Mono" fo:font-size="10pt" officeooo:rsid="001f4ec9" style:font-name-asian="Noto Sans Mono CJK SC" style:font-size-asian="10pt" style:font-name-complex="Liberation Mono" style:font-size-complex="10pt"/>
    </style:style>
    <style:style style:name="T16" style:family="text">
      <style:text-properties officeooo:rsid="00213065"/>
    </style:style>
    <style:style style:name="T17" style:family="text">
      <style:text-properties style:font-name="Liberation Mono" fo:font-size="10pt" officeooo:rsid="00213065" style:font-name-asian="Noto Sans Mono CJK SC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1">.</text:span><text:span text:style-name="T10">text </text:span></text:p>
      <text:p text:style-name="P7"><text:span text:style-name="T13">размещена только во FLASH, и представляет </text:span><text:span text:style-name="T15">ассемблерный</text:span><text:span text:style-name="T13"> код плюс код инициализации (init code)</text:span></text:p>
      <text:p text:style-name="P6"><text:span text:style-name="T10"/></text:p>
      <text:p text:style-name="P6"><text:span text:style-name="T10">.data</text:span> </text:p>
      <text:p text:style-name="P6">размещена как во FLASH, так и в SRAM, и она представляет данные, которые копируются из FLASH в SRAM после сброса или включения питания - это соответствует глобальным переменным, которые имеют инициализацию</text:p>
      <text:p text:style-name="P6"/>
      <text:p text:style-name="P8">.bss </text:p>
      <text:p text:style-name="P10">появляется только в SRAM, и представляет ячейки SRAM, которые очищаются при сбросе или включении питания – глобальны<text:span text:style-name="T17">е статические</text:span> переменны<text:span text:style-name="T17">е</text:span> без инициализации</text:p>
      <text:p text:style-name="P10"/>
      <text:p text:style-name="P8">.common</text:p>
      <text:p text:style-name="P9">Глобальные неинициализированные переменные <text:s text:c="3"/>- <text:s/><text:span text:style-name="T16">SRAM</text:span></text:p>
      <text:p text:style-name="P10"/>
      <text:p text:style-name="P10"/>
      <text:p text:style-name="P11"><text:span text:style-name="T10">.rodata</text:span> </text:p>
      <text:p text:style-name="P11"/>
      <text:p text:style-name="P11">секция, содержащая неизменяемые переменные и строки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2-05-27T17:42:22.471261658</dc:date>
    <meta:editing-duration>PT1H12M17S</meta:editing-duration>
    <meta:editing-cycles>11</meta:editing-cycles>
    <meta:document-statistic meta:table-count="0" meta:image-count="0" meta:object-count="0" meta:page-count="1" meta:paragraph-count="10" meta:word-count="80" meta:character-count="592" meta:non-whitespace-character-count="513"/>
  </office:meta>
</office:document-meta>
</file>